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5.05354166666667cm" style:use-optimal-column-width="true"/>
    </style:style>
    <style:style style:name="co4" style:family="table-column">
      <style:table-column-properties fo:break-before="auto" style:column-width="3.38666666666667cm" style:use-optimal-column-width="true"/>
    </style:style>
    <style:style style:name="co5" style:family="table-column">
      <style:table-column-properties fo:break-before="auto" style:column-width="1.74625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1.93145833333333cm" style:use-optimal-column-width="true"/>
    </style:style>
    <style:style style:name="co8" style:family="table-column">
      <style:table-column-properties fo:break-before="auto" style:column-width="2.48708333333333cm" style:use-optimal-column-width="true"/>
    </style:style>
    <style:style style:name="co9" style:family="table-column">
      <style:table-column-properties fo:break-before="auto" style:column-width="1.77270833333333cm" style:use-optimal-column-width="true"/>
    </style:style>
    <style:style style:name="co10" style:family="table-column">
      <style:table-column-properties fo:break-before="auto" style:column-width="3.889375cm" style:use-optimal-column-width="true"/>
    </style:style>
    <style:style style:name="co11" style:family="table-column">
      <style:table-column-properties fo:break-before="auto" style:column-width="3.46604166666667cm" style:use-optimal-column-width="true"/>
    </style:style>
    <style:style style:name="co12" style:family="table-column">
      <style:table-column-properties fo:break-before="auto" style:column-width="3.06916666666667cm" style:use-optimal-column-width="true"/>
    </style:style>
    <style:style style:name="co13" style:family="table-column">
      <style:table-column-properties fo:break-before="auto" style:column-width="3.01625cm" style:use-optimal-column-width="true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30_SetupApplic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office:value-type="string" table:style-name="ce2">
            <text:p>Menu</text:p>
          </table:table-cell>
          <table:table-cell office:value-type="string" table:style-name="ce2">
            <text:p>Screen</text:p>
          </table:table-cell>
          <table:table-cell office:value-type="string" table:style-name="ce2">
            <text:p>Actions</text:p>
          </table:table-cell>
          <table:table-cell office:value-type="string" table:style-name="ce2">
            <text:p>Photo Clicking User</text:p>
          </table:table-cell>
          <table:table-cell office:value-type="string" table:style-name="ce2">
            <text:p>Reader</text:p>
          </table:table-cell>
          <table:table-cell office:value-type="string" table:style-name="ce2">
            <text:p>Attendance Marker</text:p>
          </table:table-cell>
          <table:table-cell office:value-type="string" table:style-name="ce2">
            <text:p>Centre User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Supervisor</text:p>
          </table:table-cell>
          <table:table-cell office:value-type="string" table:style-name="ce2">
            <text:p>Administrator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Operations Supported</text:p>
          </table:table-cell>
          <table:table-cell office:value-type="string" table:style-name="ce2">
            <text:p>Audit Info</text:p>
          </table:table-cell>
          <table:table-cell office:value-type="string" table:style-name="ce2">
            <text:p>Short-cut Key</text:p>
          </table:table-cell>
          <table:table-cell office:value-type="string" table:style-name="ce2">
            <text:p><text:s/>Description</text:p>
          </table:table-cell>
          <table:table-cell table:number-columns-repeated="16369" table:style-name="ce2"/>
        </table:table-row>
        <table:table-row table:style-name="ro1">
          <table:table-cell office:value-type="string" table:style-name="ce2">
            <text:p>menu_nm</text:p>
          </table:table-cell>
          <table:table-cell office:value-type="string" table:style-name="ce2">
            <text:p>screen_nm</text:p>
          </table:table-cell>
          <table:table-cell office:value-type="string" table:style-name="ce2">
            <text:p>action_nm</text:p>
          </table:table-cell>
          <table:table-cell office:value-type="string" table:style-name="ce2">
            <text:p>user_role</text:p>
          </table:table-cell>
          <table:table-cell office:value-type="string" table:style-name="ce2">
            <text:p>user_role</text:p>
          </table:table-cell>
          <table:table-cell office:value-type="string" table:style-name="ce2">
            <text:p>user_role</text:p>
          </table:table-cell>
          <table:table-cell office:value-type="string" table:style-name="ce2">
            <text:p>user_role</text:p>
          </table:table-cell>
          <table:table-cell office:value-type="string" table:style-name="ce2">
            <text:p>user_role</text:p>
          </table:table-cell>
          <table:table-cell office:value-type="string" table:style-name="ce2">
            <text:p>user_role</text:p>
          </table:table-cell>
          <table:table-cell office:value-type="string" table:style-name="ce2">
            <text:p>user_role</text:p>
          </table:table-cell>
          <table:table-cell office:value-type="string" table:style-name="ce2">
            <text:p>screen_id</text:p>
          </table:table-cell>
          <table:table-cell office:value-type="string" table:style-name="ce2">
            <text:p>operations_supported</text:p>
          </table:table-cell>
          <table:table-cell office:value-type="string" table:style-name="ce2">
            <text:p>operations_audited</text:p>
          </table:table-cell>
          <table:table-cell office:value-type="string" table:style-name="ce2">
            <text:p>ctrl_key_accessor</text:p>
          </table:table-cell>
          <table:table-cell office:value-type="string" table:style-name="ce2">
            <text:p>menu_group_dsc</text:p>
          </table:table-cell>
          <table:table-cell table:number-columns-repeated="16369" table:style-name="ce2"/>
        </table:table-row>
        <table:table-row table:style-name="ro1">
          <table:table-cell table:number-columns-repeated="3" table:style-name="ce2"/>
          <table:table-cell office:value-type="string" table:style-name="ce2">
            <text:p>ZSM_PC</text:p>
          </table:table-cell>
          <table:table-cell office:value-type="string" table:style-name="ce2">
            <text:p>ZSM_RDR</text:p>
          </table:table-cell>
          <table:table-cell office:value-type="string" table:style-name="ce2">
            <text:p>ZSM_ATM</text:p>
          </table:table-cell>
          <table:table-cell office:value-type="string" table:style-name="ce2">
            <text:p>ZSM_CU</text:p>
          </table:table-cell>
          <table:table-cell office:value-type="string" table:style-name="ce2">
            <text:p>ZSM_USR</text:p>
          </table:table-cell>
          <table:table-cell office:value-type="string" table:style-name="ce2">
            <text:p>ZSM_SUP</text:p>
          </table:table-cell>
          <table:table-cell office:value-type="string" table:style-name="ce2">
            <text:p>ZSM_ADM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Activities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CT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Sewadars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CT_01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AMX</text:p>
          </table:table-cell>
          <table:table-cell office:value-type="string" table:style-name="ce1">
            <text:p>S</text:p>
          </table:table-cell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ewadar Detail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ewadar Informati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ewadar Particular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Histor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hange Status</text:p>
          </table:table-cell>
          <table:table-cell table:number-columns-repeated="4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dd Photo</text:p>
          </table:table-cell>
          <table:table-cell table:number-columns-repeated="4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hange Photo</text:p>
          </table:table-cell>
          <table:table-cell table:number-columns-repeated="4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elete Photo</text:p>
          </table:table-cell>
          <table:table-cell table:number-columns-repeated="4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ewadars Details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CT_02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AMX</text:p>
          </table:table-cell>
          <table:table-cell office:value-type="string" table:style-name="ce1">
            <text:p>D</text:p>
          </table:table-cell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ewada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ewadar Informati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wadar Reference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wadar Particular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Histor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ewadars Information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CT_03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AMX</text:p>
          </table:table-cell>
          <table:table-cell office:value-type="string" table:style-name="ce1">
            <text:p>I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">
            <text:p>Sewada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wadar Detail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wadar Particular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wa Summar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wadar Histor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Print Details</text:p>
          </table:table-cell>
          <table:table-cell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ewadar References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R</text:p>
          </table:table-cell>
          <table:table-cell office:value-type="string" table:style-name="ce1">
            <text:p>UR</text:p>
          </table:table-cell>
          <table:table-cell office:value-type="string" table:style-name="ce1">
            <text:p>UR</text:p>
          </table:table-cell>
          <table:table-cell office:value-type="string" table:style-name="ce1">
            <text:p>UR</text:p>
          </table:table-cell>
          <table:table-cell office:value-type="string" table:style-name="ce1">
            <text:p>ACT_30</text:p>
          </table:table-cell>
          <table:table-cell office:value-type="string" table:style-name="ce1">
            <text:p>URM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R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wadars Particulars</text:p>
          </table:table-cell>
          <table:table-cell table:number-columns-repeated="2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CT_04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AMX</text:p>
          </table:table-cell>
          <table:table-cell office:value-type="string" table:style-name="ce1">
            <text:p>P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">
            <text:p>Sewadar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wadar Details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wadar Information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wadar History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Trainee Sewadars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CT_22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AMX</text:p>
          </table:table-cell>
          <table:table-cell office:value-type="string" table:style-name="ce1">
            <text:p>T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">
            <text:p>Cancel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Open Sewadars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CT_23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AMX</text:p>
          </table:table-cell>
          <table:table-cell office:value-type="string" table:style-name="ce1">
            <text:p>O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">
            <text:p>Cancel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Guide Sewadars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CT_32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AMX</text:p>
          </table:table-cell>
          <table:table-cell office:value-type="string" table:style-name="ce1">
            <text:p>U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">
            <text:p>Cancel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peakers</text:p>
          </table:table-cell>
          <table:table-cell table:style-name="ce1"/>
          <table:table-cell office:value-type="string" table:style-name="ce1">
            <text:p>R</text:p>
          </table:table-cell>
          <table:table-cell table:number-columns-repeated="3" table:style-name="ce1"/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CT_11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AMX</text:p>
          </table:table-cell>
          <table:table-cell office:value-type="string" table:style-name="ce1">
            <text:p>Z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epartment Transfer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ACT_05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X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atsang Centre Transfers</text:p>
          </table:table-cell>
          <table:table-cell table:number-columns-repeated="6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ACT_06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Badge Printing</text:p>
          </table:table-cell>
          <table:table-cell table:number-columns-repeated="4" table:style-name="ce1"/>
          <table:table-cell office:value-type="string" table:style-name="ce1">
            <text:p>IR</text:p>
          </table:table-cell>
          <table:table-cell table:number-columns-repeated="2" table:style-name="ce1"/>
          <table:table-cell office:value-type="string" table:style-name="ce1">
            <text:p>IR</text:p>
          </table:table-cell>
          <table:table-cell office:value-type="string" table:style-name="ce1">
            <text:p>ACT_07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Roster Printing</text:p>
          </table:table-cell>
          <table:table-cell table:number-columns-repeated="4" table:style-name="ce1"/>
          <table:table-cell office:value-type="string" table:style-name="ce1">
            <text:p>IR</text:p>
          </table:table-cell>
          <table:table-cell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ACT_08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R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Import Existing Sewadars Photos</text:p>
          </table:table-cell>
          <table:table-cell table:number-columns-repeated="6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ACT_09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Import New Sewadars Photos</text:p>
          </table:table-cell>
          <table:table-cell table:number-columns-repeated="6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ACT_10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N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can Badges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CT_20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canning Control Dates</text:p>
          </table:table-cell>
          <table:table-cell table:number-columns-repeated="3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ACT_19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IDA</text:p>
          </table:table-cell>
          <table:table-cell office:value-type="string" table:style-name="ce1">
            <text:p>A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">
            <text:p>Open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lose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Process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Import Scanned Badges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CT_29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wadars List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CT_12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AMX</text:p>
          </table:table-cell>
          <table:table-cell office:value-type="string" table:style-name="ce1">
            <text:p>L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">
            <text:p>Make Sewa Team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ake Sewa Teams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ake Area-wise Sewa Teams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ake Combined Sewa Teams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rant Exemption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Assign Attribute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Remove Attribute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nion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tersect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inus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plit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ewadars in Sewadar Lists</text:p>
          </table:table-cell>
          <table:table-cell table:number-columns-repeated="4" table:style-name="ce1"/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ACT_14</text:p>
          </table:table-cell>
          <table:table-cell office:value-type="string" table:style-name="ce1">
            <text:p>IDRX</text:p>
          </table:table-cell>
          <table:table-cell office:value-type="string" table:style-name="ce1">
            <text:p>IDX</text:p>
          </table:table-cell>
          <table:table-cell office:value-type="string" table:style-name="ce1">
            <text:p>W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Merge Sewadars</text:p>
          </table:table-cell>
          <table:table-cell table:number-columns-repeated="6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ACT_13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Migrate Sewadars</text:p>
          </table:table-cell>
          <table:table-cell table:number-columns-repeated="6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ACT_2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G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Register Sewadars in Bulk</text:p>
          </table:table-cell>
          <table:table-cell table:number-columns-repeated="6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ACT_25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Import Sewadar List Bulk</text:p>
          </table:table-cell>
          <table:table-cell table:number-columns-repeated="6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ACT_26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Upload Data in Bulk</text:p>
          </table:table-cell>
          <table:table-cell table:number-columns-repeated="6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ACT_27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wadar Photoclicking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ACT_28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wadar Applications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CT_31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AMX</text:p>
          </table:table-cell>
          <table:table-cell office:value-type="string" table:style-name="ce1">
            <text:p>C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Verif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rocess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ejected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rk Pending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lear Error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ttendance</text:p>
          </table:table-cell>
          <table:table-cell table:number-columns-repeated="4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TT</text:p>
          </table:table-cell>
          <table:table-cell table:number-columns-repeated="2" table:style-name="ce1"/>
          <table:table-cell office:value-type="string" table:style-name="ce1">
            <text:p>T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Team - Daily (Day-wise)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TT_04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DU</text:p>
          </table:table-cell>
          <table:table-cell office:value-type="string" table:style-name="ce1">
            <text:p>D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Team - Daily (Sewadar-wise)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TT_05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DU</text:p>
          </table:table-cell>
          <table:table-cell office:value-type="string" table:style-name="ce1">
            <text:p>T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Arbitrary - Daily Presences</text:p>
          </table:table-cell>
          <table:table-cell table:number-columns-repeated="3" table:style-name="ce1"/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ATT_02</text:p>
          </table:table-cell>
          <table:table-cell office:value-type="string" table:style-name="ce1">
            <text:p>IDRX</text:p>
          </table:table-cell>
          <table:table-cell office:value-type="string" table:style-name="ce1">
            <text:p>IDX</text:p>
          </table:table-cell>
          <table:table-cell office:value-type="string" table:style-name="ce1">
            <text:p>P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Arbitrary - Shift Presences</text:p>
          </table:table-cell>
          <table:table-cell table:number-columns-repeated="3" table:style-name="ce1"/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IDR</text:p>
          </table:table-cell>
          <table:table-cell office:value-type="string" table:style-name="ce1">
            <text:p>ATT_06</text:p>
          </table:table-cell>
          <table:table-cell office:value-type="string" table:style-name="ce1">
            <text:p>IDRX</text:p>
          </table:table-cell>
          <table:table-cell office:value-type="string" table:style-name="ce1">
            <text:p>IDX</text:p>
          </table:table-cell>
          <table:table-cell office:value-type="string" table:style-name="ce1">
            <text:p>S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Arbitrary - Summarised Exemptions</text:p>
          </table:table-cell>
          <table:table-cell table:number-columns-repeated="3" table:style-name="ce1"/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TT_03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E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ummary (Sewadar-wise)</text:p>
          </table:table-cell>
          <table:table-cell table:number-columns-repeated="3" table:style-name="ce1"/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ATT_01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M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Fingerprint Attendance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ATT_07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ports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PT</text:p>
          </table:table-cell>
          <table:table-cell table:number-columns-repeated="2" table:style-name="ce1"/>
          <table:table-cell office:value-type="string" table:style-name="ce1">
            <text:p>R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wadars Reports</text:p>
          </table:table-cell>
          <table:table-cell table:number-columns-repeated="2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RPT_0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S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Attendance Reports</text:p>
          </table:table-cell>
          <table:table-cell table:number-columns-repeated="3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RPT_0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A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Miscellaneous Reports</text:p>
          </table:table-cell>
          <table:table-cell table:number-columns-repeated="4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RPT_0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M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iscrepancy Reports</text:p>
          </table:table-cell>
          <table:table-cell table:number-columns-repeated="4" table:style-name="ce1"/>
          <table:table-cell office:value-type="string" table:style-name="ce1">
            <text:p>IR</text:p>
          </table:table-cell>
          <table:table-cell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RPT_0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D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Photo Reports</text:p>
          </table:table-cell>
          <table:table-cell table:number-columns-repeated="4" table:style-name="ce1"/>
          <table:table-cell office:value-type="string" table:style-name="ce1">
            <text:p>IR</text:p>
          </table:table-cell>
          <table:table-cell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RPT_05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P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Export Daily Attendance Reports</text:p>
          </table:table-cell>
          <table:table-cell table:number-columns-repeated="6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RPT_06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F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ntities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NT</text:p>
          </table:table-cell>
          <table:table-cell table:number-columns-repeated="2" table:style-name="ce1"/>
          <table:table-cell office:value-type="string" table:style-name="ce1">
            <text:p>E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Colour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ENT_06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Countrie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ENT_01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C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epartment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ENT_15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D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istrict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ENT_03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I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Medical Disabilitie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ENT_16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M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Post Offices / Cities</text:p>
          </table:table-cell>
          <table:table-cell table:number-columns-repeated="4" table:style-name="ce1"/>
          <table:table-cell office:value-type="string" table:style-name="ce1">
            <text:p>IU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ENT_12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P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Qualification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ENT_08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Q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Qualification Subject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ENT_09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U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Relation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ENT_07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R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atsang Centre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ENT_11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T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wa Exemption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ENT_13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E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kill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ENT_05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K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tate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IUR</text:p>
          </table:table-cell>
          <table:table-cell office:value-type="string" table:style-name="ce1">
            <text:p>ENT_02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S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Weekly Sewa Location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ENT_14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W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tup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TP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Badge Template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STP_01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B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Credit Specification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STP_02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N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Copy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Generic Attribute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STP_08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G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canning Job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STP_04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J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">
            <text:p>Open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lose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Process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canning Jobs Validation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STP_07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V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wa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STP_03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AMX</text:p>
          </table:table-cell>
          <table:table-cell office:value-type="string" table:style-name="ce1">
            <text:p>S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">
            <text:p>Accept All Teams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ake Sewa Teams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ake Area-wise Sewa Teams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ake Combined Sewa Teams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ake NI Sewa Teams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Lock Sewa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nlock Sewa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ummarise Sewa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Archive Sewa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Deactivate Sewadars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ewa Team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UDR</text:p>
          </table:table-cell>
          <table:table-cell office:value-type="string" table:style-name="ce1">
            <text:p>UDR</text:p>
          </table:table-cell>
          <table:table-cell office:value-type="string" table:style-name="ce1">
            <text:p>STP_05</text:p>
          </table:table-cell>
          <table:table-cell office:value-type="string" table:style-name="ce1">
            <text:p>UDRMX</text:p>
          </table:table-cell>
          <table:table-cell office:value-type="string" table:style-name="ce1">
            <text:p>UDAMX</text:p>
          </table:table-cell>
          <table:table-cell office:value-type="string" table:style-name="ce1">
            <text:p>T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Accept Team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erge Teams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TP_09</text:p>
          </table:table-cell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U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Lock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Unlock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lear Sessions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ystem Information Codes</text:p>
          </table:table-cell>
          <table:table-cell table:number-columns-repeated="4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IUDR</text:p>
          </table:table-cell>
          <table:table-cell office:value-type="string" table:style-name="ce1">
            <text:p>STP_06</text:p>
          </table:table-cell>
          <table:table-cell office:value-type="string" table:style-name="ce1">
            <text:p>IUDRMX</text:p>
          </table:table-cell>
          <table:table-cell office:value-type="string" table:style-name="ce1">
            <text:p>IUDMX</text:p>
          </table:table-cell>
          <table:table-cell office:value-type="string" table:style-name="ce1">
            <text:p>I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Delete All Reports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iscellaneous (not included in any Menu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SC_01</text:p>
          </table:table-cell>
          <table:table-cell office:value-type="string" table:style-name="ce1">
            <text:p>R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Sewadar History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SC_02</text:p>
          </table:table-cell>
          <table:table-cell office:value-type="string" table:style-name="ce1">
            <text:p>R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Sewa Summary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SC_03</text:p>
          </table:table-cell>
          <table:table-cell office:value-type="string" table:style-name="ce1">
            <text:p>R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Sewa Team Transfers</text:p>
          </table:table-cell>
          <table:table-cell table:number-columns-repeated="6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MSC_04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Print Sewadar Details</text:p>
          </table:table-cell>
          <table:table-cell table:number-columns-repeated="2" table:style-name="ce1"/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SC_05</text:p>
          </table:table-cell>
          <table:table-cell office:value-type="string" table:style-name="ce1">
            <text:p>R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Merge Teams</text:p>
          </table:table-cell>
          <table:table-cell table:number-columns-repeated="2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MSC_06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Create Sewa Teams Using Sewa &amp; Sewadar List</text:p>
          </table:table-cell>
          <table:table-cell table:number-columns-repeated="2" table:style-name="ce1"/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MSC_07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hoto Clicking (Separate Applicatio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15"/>Photo Clicking</text:p>
          </table:table-cell>
          <table:table-cell office:value-type="string" table:style-name="ce1">
            <text:p>Non-Sewadars Photo Clicking</text:p>
          </table:table-cell>
          <table:table-cell table:number-columns-repeated="16382"/>
        </table:table-row>
        <table:table-row table:number-rows-repeated="10484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Hp</meta:initial-creator>
    <dc:creator>Ameya Jadhav</dc:creator>
    <meta:creation-date>2014-06-29T07:11:12Z</meta:creation-date>
    <dc:date>2022-02-18T15:58:55Z</dc:date>
  </office:meta>
</office:document-meta>
</file>